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draw:textarea-horizontal-align="center" draw:textarea-vertical-align="middle" draw:line-distance="0.732cm"/>
    </style:style>
    <style:style style:name="gr3" style:family="graphic" style:parent-style-name="measure">
      <style:graphic-properties draw:textarea-horizontal-align="center" draw:textarea-vertical-align="middle" draw:line-distance="0.762cm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measure">
      <style:graphic-properties draw:textarea-horizontal-align="center" draw:textarea-vertical-align="middle"/>
    </style:style>
    <style:style style:name="gr7" style:family="graphic" style:parent-style-name="measure">
      <style:graphic-properties draw:textarea-horizontal-align="center" draw:textarea-vertical-align="middle" draw:line-distance="0.789cm"/>
    </style:style>
    <style:style style:name="gr8" style:family="graphic" style:parent-style-name="measure">
      <style:graphic-properties draw:textarea-horizontal-align="center" draw:textarea-vertical-align="middle" draw:line-distance="0.648cm"/>
    </style:style>
    <style:style style:name="gr9" style:family="graphic" style:parent-style-name="measure">
      <style:graphic-properties draw:stroke="none" draw:fill="none" fo:min-height="0.476cm"/>
    </style:style>
    <style:style style:name="gr10" style:family="graphic" style:parent-style-name="measure">
      <style:graphic-properties svg:stroke-color="#ffffff" draw:textarea-horizontal-align="center" draw:textarea-vertical-align="middle"/>
    </style:style>
    <style:style style:name="gr11" style:family="graphic" style:parent-style-name="measure">
      <style:graphic-properties svg:stroke-color="#ffffff" draw:textarea-horizontal-align="center" draw:textarea-vertical-align="middle" draw:line-distance="0.889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10.16cm" svg:height="6.706cm" svg:x="8.318cm" svg:y="7.073cm">
            <draw:image xlink:href="../Right%20rectangular%20prism.png" xlink:type="simple" xlink:show="embed" xlink:actuate="onLoad">
              <text:p/>
            </draw:image>
          </draw:frame>
          <draw:measure draw:style-name="gr2" draw:text-style-name="P2" draw:layer="measurelines" svg:x1="10.695cm" svg:y1="9.662cm" svg:x2="10.886cm" svg:y2="12.075cm">
            <text:p text:style-name="P2"><text:span text:style-name="T1">Thickness</text:span></text:p>
          </draw:measure>
          <draw:measure draw:style-name="gr3" draw:text-style-name="P2" draw:layer="measurelines" svg:x1="12.535cm" svg:y1="12.988cm" svg:x2="16.446cm" svg:y2="12.065cm">
            <text:p text:style-name="P2"><text:span text:style-name="T1">Depth</text:span></text:p>
          </draw:measure>
          <draw:custom-shape draw:style-name="gr4" draw:text-style-name="P2" draw:layer="layout" svg:width="2.11cm" svg:height="1.016cm" draw:transform="rotate (0.7853981633973) translate (12.471cm 8.407cm)">
            <text:p text:style-name="P1"><text:span text:style-name="T1">To detector</text:span></text:p>
            <draw:enhanced-geometry svg:viewBox="0 0 21600 21600" draw:text-areas="0 ?f0 ?f5 ?f2" draw:type="right-arrow" draw:modifiers="15941.9898819562 5288.495575221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frame draw:style-name="gr1" draw:text-style-name="P1" draw:layer="layout" svg:width="10.16cm" svg:height="9.423cm" svg:x="8.191cm" svg:y="4.737cm">
            <draw:image xlink:href="../Tetragonal%20prism.png" xlink:type="simple" xlink:show="embed" xlink:actuate="onLoad">
              <text:p/>
            </draw:image>
          </draw:frame>
          <draw:measure draw:style-name="gr6" draw:text-style-name="P2" draw:layer="measurelines" svg:x1="9.161cm" svg:y1="7.598cm" svg:x2="9.351cm" svg:y2="12.106cm">
            <text:p text:style-name="P2"><text:span text:style-name="T1">Thickness</text:span></text:p>
          </draw:measure>
          <draw:measure draw:style-name="gr6" draw:text-style-name="P1" draw:layer="measurelines" svg:x1="10.453cm" svg:y1="7.649cm" svg:x2="16.129cm" svg:y2="6.54cm">
            <text:p text:style-name="P1">Depth</text:p>
          </draw:measure>
          <draw:custom-shape draw:style-name="gr4" draw:text-style-name="P2" draw:layer="layout" svg:width="2.11cm" svg:height="1.016cm" draw:transform="rotate (0.7853981633973) translate (14.859cm 6.826cm)">
            <text:p text:style-name="P1"><text:span text:style-name="T1">To detector</text:span></text:p>
            <draw:enhanced-geometry svg:viewBox="0 0 21600 21600" draw:text-areas="0 ?f0 ?f5 ?f2" draw:type="right-arrow" draw:modifiers="15941.9898819562 5288.495575221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frame draw:style-name="gr1" draw:text-style-name="P1" draw:layer="layout" svg:width="10.16cm" svg:height="8.052cm" svg:x="9.271cm" svg:y="6.997cm">
            <draw:image xlink:href="../Square%20pyramid.png" xlink:type="simple" xlink:show="embed" xlink:actuate="onLoad">
              <text:p/>
            </draw:image>
          </draw:frame>
          <draw:measure draw:style-name="gr7" draw:text-style-name="P2" draw:layer="measurelines" svg:x1="13.362cm" svg:y1="8.445cm" svg:x2="13.335cm" svg:y2="11.493cm">
            <text:p text:style-name="P2"><text:span text:style-name="T1">Thickness</text:span></text:p>
          </draw:measure>
          <draw:measure draw:style-name="gr8" draw:text-style-name="P2" draw:layer="measurelines" svg:x1="9.842cm" svg:y1="12.89cm" svg:x2="15.684cm" svg:y2="14.224cm">
            <text:p text:style-name="P2"><text:span text:style-name="T1">2 x Thickness</text:span></text:p>
          </draw:measure>
        </draw:g>
        <draw:custom-shape draw:style-name="gr4" draw:text-style-name="P2" draw:layer="layout" svg:width="2.11cm" svg:height="1.016cm" draw:transform="rotate (0.7853981633973) translate (15.748cm 9.874cm)">
          <text:p text:style-name="P1"><text:span text:style-name="T1">To detector</text:span></text:p>
          <draw:enhanced-geometry svg:viewBox="0 0 21600 21600" draw:text-areas="0 ?f0 ?f5 ?f2" draw:type="right-arrow" draw:modifiers="15941.9898819562 5288.495575221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16cm" svg:height="7.112cm" svg:x="9.144cm" svg:y="6.667cm">
          <draw:image xlink:href="../Triangular%20prism.png" xlink:type="simple" xlink:show="embed" xlink:actuate="onLoad">
            <text:p/>
          </draw:image>
        </draw:frame>
        <draw:measure draw:style-name="gr6" draw:text-style-name="P2" draw:layer="measurelines" svg:x1="14.87cm" svg:y1="14.066cm" svg:x2="18.575cm" svg:y2="13.047cm">
          <text:p text:style-name="P2"><text:span text:style-name="T1"><text:measure text:kind="gap"/></text:span><text:span text:style-name="T1">2 x Height</text:span> </text:p>
        </draw:measure>
        <draw:frame draw:style-name="gr9" draw:text-style-name="P1" draw:layer="layout" svg:width="0.502cm" svg:height="0.726cm" svg:x="14.024cm" svg:y="11.808cm">
          <draw:text-box>
            <text:p text:style-name="P1"/>
          </draw:text-box>
        </draw:frame>
        <draw:measure draw:style-name="gr6" draw:text-style-name="P2" draw:layer="measurelines" svg:x1="16.637cm" svg:y1="12.065cm" svg:x2="16.476cm" svg:y2="9.852cm">
          <text:p text:style-name="P2"><text:span text:style-name="T1">Height</text:span></text:p>
        </draw:measure>
        <draw:custom-shape draw:style-name="gr4" draw:text-style-name="P2" draw:layer="layout" svg:width="2.11cm" svg:height="1.016cm" draw:transform="rotate (0.7853981633973) translate (14.871cm 8.616cm)">
          <text:p text:style-name="P1"><text:span text:style-name="T1">To detector</text:span></text:p>
          <draw:enhanced-geometry svg:viewBox="0 0 21600 21600" draw:text-areas="0 ?f0 ?f5 ?f2" draw:type="right-arrow" draw:modifiers="15941.9898819562 5288.495575221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0.16cm" svg:height="11.176cm" svg:x="9.08cm" svg:y="4.762cm">
          <draw:image xlink:href="../Cylinder.png" xlink:type="simple" xlink:show="embed" xlink:actuate="onLoad">
            <text:p/>
          </draw:image>
        </draw:frame>
        <draw:custom-shape draw:style-name="gr4" draw:text-style-name="P2" draw:layer="layout" svg:width="2.11cm" svg:height="1.016cm" draw:transform="rotate (0.7853981633973) translate (15.316cm 7.219cm)">
          <text:p text:style-name="P1"><text:span text:style-name="T1">To detector</text:span></text:p>
          <draw:enhanced-geometry svg:viewBox="0 0 21600 21600" draw:text-areas="0 ?f0 ?f5 ?f2" draw:type="right-arrow" draw:modifiers="15941.9898819562 5288.495575221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10" draw:text-style-name="P3" draw:layer="measurelines" svg:x1="12.192cm" svg:y1="6.413cm" svg:x2="15.049cm" svg:y2="6.413cm">
          <text:p text:style-name="P3"><text:span text:style-name="T2">Diameter</text:span></text:p>
        </draw:measure>
        <draw:measure draw:style-name="gr11" draw:text-style-name="P3" draw:layer="measurelines" svg:x1="10.731cm" svg:y1="6.54cm" svg:x2="10.731cm" svg:y2="13.335cm">
          <text:p text:style-name="P3"><text:span text:style-name="T2">Height</text:span></text:p>
        </draw:measur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0.16cm" svg:height="9.576cm" svg:x="8.636cm" svg:y="6.223cm">
          <draw:image xlink:href="../Fiber.png" xlink:type="simple" xlink:show="embed" xlink:actuate="onLoad">
            <text:p/>
          </draw:image>
        </draw:frame>
        <draw:custom-shape draw:style-name="gr4" draw:text-style-name="P2" draw:layer="layout" svg:width="2.11cm" svg:height="1.016cm" draw:transform="rotate (0.7853981633973) translate (13.792cm 8.921cm)">
          <text:p text:style-name="P1"><text:span text:style-name="T1">To detector</text:span></text:p>
          <draw:enhanced-geometry svg:viewBox="0 0 21600 21600" draw:text-areas="0 ?f0 ?f5 ?f2" draw:type="right-arrow" draw:modifiers="15941.9898819562 5288.495575221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6" draw:text-style-name="P2" draw:layer="measurelines" svg:x1="14.668cm" svg:y1="14.351cm" svg:x2="16.764cm" svg:y2="12.446cm">
          <text:p text:style-name="P2"><text:span text:style-name="T1">Diameter</text:span></text:p>
        </draw:measur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0.16cm" svg:height="8.611cm" svg:x="9.461cm" svg:y="6.096cm">
          <draw:image xlink:href="../Sphere.png" xlink:type="simple" xlink:show="embed" xlink:actuate="onLoad">
            <text:p/>
          </draw:image>
        </draw:frame>
        <draw:custom-shape draw:style-name="gr4" draw:text-style-name="P2" draw:layer="layout" svg:width="2.11cm" svg:height="1.016cm" draw:transform="rotate (0.7853981633973) translate (17.094cm 7.588cm)">
          <text:p text:style-name="P1"><text:span text:style-name="T1">To detector</text:span></text:p>
          <draw:enhanced-geometry svg:viewBox="0 0 21600 21600" draw:text-areas="0 ?f0 ?f5 ?f2" draw:type="right-arrow" draw:modifiers="15941.9898819562 5288.495575221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6" draw:text-style-name="P2" draw:layer="measurelines" svg:x1="15.409cm" svg:y1="6.751cm" svg:x2="10.837cm" svg:y2="10.117cm">
          <text:p text:style-name="P2"><text:span text:style-name="T1">Diameter</text:span></text:p>
        </draw:measur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0.16cm" svg:height="7.645cm" svg:x="9.08cm" svg:y="6.286cm">
          <draw:image xlink:href="../Hemisphere.png" xlink:type="simple" xlink:show="embed" xlink:actuate="onLoad">
            <text:p/>
          </draw:image>
        </draw:frame>
        <draw:custom-shape draw:style-name="gr4" draw:text-style-name="P2" draw:layer="layout" svg:width="2.11cm" svg:height="1.016cm" draw:transform="rotate (0.7853981633973) translate (16.395cm 7.778cm)">
          <text:p text:style-name="P1"><text:span text:style-name="T1">To detector</text:span></text:p>
          <draw:enhanced-geometry svg:viewBox="0 0 21600 21600" draw:text-areas="0 ?f0 ?f5 ?f2" draw:type="right-arrow" draw:modifiers="15941.9898819562 5288.495575221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6" draw:text-style-name="P2" draw:layer="measurelines" svg:x1="9.914cm" svg:y1="13.562cm" svg:x2="17.843cm" svg:y2="13.589cm">
          <text:p text:style-name="P2"><text:span text:style-name="T1">Diameter</text:span></text:p>
        </draw:measur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holas Ritchie</meta:initial-creator>
    <meta:creation-date>2009-03-24T13:54:14.24</meta:creation-date>
    <meta:editing-duration>PT00H33M23S</meta:editing-duration>
    <meta:editing-cycles>3</meta:editing-cycles>
    <dc:date>2009-03-24T14:27:28.68</dc:date>
    <dc:creator>Nicholas Ritchie</dc:creator>
    <meta:generator>OpenOffice.org/3.0$Win32 OpenOffice.org_project/300m15$Build-9379</meta:generator>
    <meta:document-statistic meta:object-count="70"/>
  </office:meta>
</office:document-meta>
</file>